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0.9311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4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874in"/>
    </style:style>
    <style:style style:name="co7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re Single-Thread Compare" table:style-name="ta1">
        <table:shapes>
          <draw:frame draw:z-index="0" draw:style-name="gr1" draw:text-style-name="P1" svg:width="5.6614in" svg:height="3.5429in" svg:x="5.265in" svg:y="2.8185in">
            <draw:object draw:notify-on-update-of-ranges="'Core Single-Thread Compare'.F3:'Core Single-Thread Compare'.F7 'Core Single-Thread Compare'.G2:'Core Single-Thread Compare'.G2 'Core Single-Thread Compare'.G3:'Core Single-Thread Compare'.G7 'Core Single-Thread Compare'.H2:'Core Single-Thread Compare'.H2 'Core Single-Thread Compare'.H3:'Core Single-Thread Compare'.H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5.7024in" svg:height="3.5429in" svg:x="5.3299in" svg:y="6.4386in">
            <draw:object draw:notify-on-update-of-ranges="'Core Single-Thread Compare'.F3:'Core Single-Thread Compare'.F7 'Core Single-Thread Compare'.J2:'Core Single-Thread Compare'.J2 'Core Single-Thread Compare'.J3:'Core Single-Thread Compare'.J7 'Core Single-Thread Compare'.K2:'Core Single-Thread Compare'.K2 'Core Single-Thread Compare'.K3:'Core Single-Thread Compare'.K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for communication done every 50m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349457" calcext:value-type="float">
            <text:p>194.349457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Single-threaded</text:p>
          </table:table-cell>
          <table:table-cell office:value-type="string" calcext:value-type="string">
            <text:p>Multi-core</text:p>
          </table:table-cell>
          <table:table-cell/>
          <table:table-cell office:value-type="string" calcext:value-type="string">
            <text:p>Single-threaded</text:p>
          </table:table-cell>
          <table:table-cell office:value-type="string" calcext:value-type="string">
            <text:p>Multi-core</text:p>
          </table:table-cell>
        </table:table-row>
        <table:table-row table:style-name="ro1">
          <table:table-cell/>
          <table:table-cell office:value-type="float" office:value="94.950774" calcext:value-type="float">
            <text:p>94.950774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7.44803025" calcext:value-type="float">
            <text:p>107.44803025</text:p>
          </table:table-cell>
          <table:table-cell table:formula="of:=AVERAGE([.B24:.B27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  <table:table-cell table:formula="of:=AVERAGE([.D24:.D2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8.620292" calcext:value-type="float">
            <text:p>138.620292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9:.B9])" office:value-type="float" office:value="99.8811" calcext:value-type="float">
            <text:p>99.8811</text:p>
          </table:table-cell>
          <table:table-cell table:formula="of:=AVERAGE([.B28:.B31])" office:value-type="float" office:value="17.13374975" calcext:value-type="float">
            <text:p>17.13374975</text:p>
          </table:table-cell>
          <table:table-cell table:formula="of:=AVERAGE([.C6:.C9])" office:value-type="float" office:value="3695.75" calcext:value-type="float">
            <text:p>3695.75</text:p>
          </table:table-cell>
          <table:table-cell table:formula="of:=AVERAGE([.D9:.D9])" office:value-type="float" office:value="270" calcext:value-type="float">
            <text:p>270</text:p>
          </table:table-cell>
          <table:table-cell table:formula="of:=AVERAGE([.D28:.D31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71598" calcext:value-type="float">
            <text:p>1.871598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2:.B12])" office:value-type="float" office:value="17.1607" calcext:value-type="float">
            <text:p>17.1607</text:p>
          </table:table-cell>
          <table:table-cell table:formula="of:=AVERAGE([.B32:.B35])" office:value-type="float" office:value="3.51715575" calcext:value-type="float">
            <text:p>3.51715575</text:p>
          </table:table-cell>
          <table:table-cell table:formula="of:= AVERAGE([.C10:.C13])" office:value-type="float" office:value="1678.25" calcext:value-type="float">
            <text:p>1678.25</text:p>
          </table:table-cell>
          <table:table-cell table:formula="of:= AVERAGE([.D12:.D12])" office:value-type="float" office:value="180" calcext:value-type="float">
            <text:p>180</text:p>
          </table:table-cell>
          <table:table-cell table:formula="of:=AVERAGE([.D32:.D35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144.817" calcext:value-type="float">
            <text:p>144.817</text:p>
          </table:table-cell>
          <table:table-cell table:formula="of:=AVERAGE([.B36:.B39])" office:value-type="float" office:value="5.58791775" calcext:value-type="float">
            <text:p>5.58791775</text:p>
          </table:table-cell>
          <table:table-cell table:formula="of:=AVERAGE([.C14:.C17])" office:value-type="float" office:value="15724" calcext:value-type="float">
            <text:p>15724</text:p>
          </table:table-cell>
          <table:table-cell table:formula="of:=AVERAGE([.D14:.D17])" office:value-type="float" office:value="193" calcext:value-type="float">
            <text:p>193</text:p>
          </table:table-cell>
          <table:table-cell table:formula="of:=AVERAGE([.D36:.D39])" office:value-type="float" office:value="209.5" calcext:value-type="float">
            <text:p>209.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]; [.B20])" office:value-type="float" office:value="73.23295" calcext:value-type="float">
            <text:p>73.23295</text:p>
          </table:table-cell>
          <table:table-cell table:formula="of:=AVERAGE([.B40:.B43])" office:value-type="float" office:value="9.054086" calcext:value-type="float">
            <text:p>9.054086</text:p>
          </table:table-cell>
          <table:table-cell table:formula="of:=AVERAGE([.C18:.C21])" office:value-type="float" office:value="5631.5" calcext:value-type="float">
            <text:p>5631.5</text:p>
          </table:table-cell>
          <table:table-cell table:formula="of:=AVERAGE([.D18]; [.D20])" office:value-type="float" office:value="197" calcext:value-type="float">
            <text:p>197</text:p>
          </table:table-cell>
          <table:table-cell table:formula="of:=AVERAGE([.D40:.D43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.8811" calcext:value-type="float">
            <text:p>99.8811</text:p>
          </table:table-cell>
          <table:table-cell office:value-type="float" office:value="14786" calcext:value-type="float">
            <text:p>14786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.1607" calcext:value-type="float">
            <text:p>17.1607</text:p>
          </table:table-cell>
          <table:table-cell office:value-type="float" office:value="6716" calcext:value-type="float">
            <text:p>6716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.993" calcext:value-type="float">
            <text:p>204.993</text:p>
          </table:table-cell>
          <table:table-cell office:value-type="float" office:value="20224" calcext:value-type="float">
            <text:p>20224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0.076" calcext:value-type="float">
            <text:p>290.076</text:p>
          </table:table-cell>
          <table:table-cell office:value-type="float" office:value="23728" calcext:value-type="float">
            <text:p>23728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.3196" calcext:value-type="float">
            <text:p>26.3196</text:p>
          </table:table-cell>
          <table:table-cell office:value-type="float" office:value="7616" calcext:value-type="float">
            <text:p>7616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8794" calcext:value-type="float">
            <text:p>57.8794</text:p>
          </table:table-cell>
          <table:table-cell office:value-type="float" office:value="11328" calcext:value-type="float">
            <text:p>11328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3989" calcext:value-type="float">
            <text:p>27.3989</text:p>
          </table:table-cell>
          <table:table-cell office:value-type="float" office:value="7360" calcext:value-type="float">
            <text:p>736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.067" calcext:value-type="float">
            <text:p>119.067</text:p>
          </table:table-cell>
          <table:table-cell office:value-type="float" office:value="15168" calcext:value-type="float">
            <text:p>15168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 for communication done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6284" calcext:value-type="float">
            <text:p>5.06284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174806" calcext:value-type="float">
            <text:p>57.174806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34416" calcext:value-type="float">
            <text:p>3.3441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953193" calcext:value-type="float">
            <text:p>2.953193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2261" calcext:value-type="float">
            <text:p>3.72261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54149" calcext:value-type="float">
            <text:p>2.854149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27775" calcext:value-type="float">
            <text:p>1.827775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64089" calcext:value-type="float">
            <text:p>5.664089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3651" calcext:value-type="float">
            <text:p>8.003651</text:p>
          </table:table-cell>
          <table:table-cell office:value-type="float" office:value="11000" calcext:value-type="float">
            <text:p>11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59008" calcext:value-type="float">
            <text:p>2.55900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259522" calcext:value-type="float">
            <text:p>4.25952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2949" calcext:value-type="float">
            <text:p>7.5294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85018" calcext:value-type="float">
            <text:p>13.085018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48815" calcext:value-type="float">
            <text:p>6.048815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607156" calcext:value-type="float">
            <text:p>10.607156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475355" calcext:value-type="float">
            <text:p>6.475355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</table:table>
      <table:table table:name="Multi-Machine" table:style-name="ta1">
        <table:shapes>
          <draw:frame draw:z-index="0" draw:style-name="gr1" draw:text-style-name="P1" svg:width="4.4614in" svg:height="3.5429in" svg:x="5.0669in" svg:y="5.363in">
            <draw:object draw:notify-on-update-of-ranges="'Multi-Machine'.F2:'Multi-Machine'.F2 'Multi-Machine'.F3:'Multi-Machine'.F7 'Multi-Machine'.G2:'Multi-Machine'.G2 'Multi-Machine'.G3:'Multi-Machine'.G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.5122in" svg:height="3.5429in" svg:x="9.5969in" svg:y="5.3437in">
            <draw:object draw:notify-on-update-of-ranges="'Multi-Machine'.F2:'Multi-Machine'.F2 'Multi-Machine'.F3:'Multi-Machine'.F7 'Multi-Machine'.I2:'Multi-Machine'.I2 'Multi-Machine'.I3:'Multi-Machine'.I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.7453in" svg:height="3.5429in" svg:x="5.15in" svg:y="1.5921in">
            <draw:object draw:notify-on-update-of-ranges="'Multi-Machine'.F2:'Multi-Machine'.F2 'Multi-Machine'.F3:'Multi-Machine'.F7 'Multi-Machine'.H2:'Multi-Machine'.H2 'Multi-Machine'.H3:'Multi-Machine'.H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ata for 1 core per machine syncing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machine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6:.B9])" office:value-type="float" office:value="20.34331875" calcext:value-type="float">
            <text:p>20.34331875</text:p>
          </table:table-cell>
          <table:table-cell table:formula="of:=AVERAGE([.C6:.C9])" office:value-type="float" office:value="72500" calcext:value-type="float">
            <text:p>72500</text:p>
          </table:table-cell>
          <table:table-cell table:formula="of:=AVERAGE([.D6:.D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0:.B13])" office:value-type="float" office:value="4.940353" calcext:value-type="float">
            <text:p>4.940353</text:p>
          </table:table-cell>
          <table:table-cell table:formula="of:= AVERAGE([.C10:.C13])" office:value-type="float" office:value="8750" calcext:value-type="float">
            <text:p>8750</text:p>
          </table:table-cell>
          <table:table-cell table:formula="of:= AVERAGE([.D10:.D13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92822" calcext:value-type="float">
            <text:p>5.992822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5.350025" calcext:value-type="float">
            <text:p>5.350025</text:p>
          </table:table-cell>
          <table:table-cell table:formula="of:=AVERAGE([.C14:.C17])" office:value-type="float" office:value="9250" calcext:value-type="float">
            <text:p>9250</text:p>
          </table:table-cell>
          <table:table-cell table:formula="of:=AVERAGE([.D14:.D17])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67.298244" calcext:value-type="float">
            <text:p>67.298244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:.B21])" office:value-type="float" office:value="125.68733425" calcext:value-type="float">
            <text:p>125.68733425</text:p>
          </table:table-cell>
          <table:table-cell table:formula="of:=AVERAGE([.C18:.C21])" office:value-type="float" office:value="4500" calcext:value-type="float">
            <text:p>4500</text:p>
          </table:table-cell>
          <table:table-cell table:formula="of:=AVERAGE([.D18:.D21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4.109892" calcext:value-type="float">
            <text:p>4.109892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72317" calcext:value-type="float">
            <text:p>3.972317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03722" calcext:value-type="float">
            <text:p>5.403722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8568" calcext:value-type="float">
            <text:p>3.58568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85302" calcext:value-type="float">
            <text:p>2.885302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886708" calcext:value-type="float">
            <text:p>7.886708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87118" calcext:value-type="float">
            <text:p>3.28711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267382" calcext:value-type="float">
            <text:p>5.26738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79989" calcext:value-type="float">
            <text:p>9.7998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04571" calcext:value-type="float">
            <text:p>3.04571</text:p>
          </table:table-cell>
          <table:table-cell office:value-type="float" office:value="19000" calcext:value-type="float">
            <text:p>19000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.7461" calcext:value-type="float">
            <text:p>176.7461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.270921" calcext:value-type="float">
            <text:p>94.270921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.157639" calcext:value-type="float">
            <text:p>138.157639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.574677" calcext:value-type="float">
            <text:p>93.574677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</table:table>
      <table:table table:name="Num Cores" table:style-name="ta1">
        <table:shapes>
          <draw:frame draw:z-index="0" draw:style-name="gr1" draw:text-style-name="P1" svg:width="6.2988in" svg:height="3.5429in" svg:x="5.265in" svg:y="2.8185in">
            <draw:object draw:notify-on-update-of-ranges="'Num Cores'.F2:'Num Cores'.F2 'Num Cores'.F3:'Num Cores'.F7 'Num Cores'.G2:'Num Cores'.G2 'Num Cores'.G3:'Num Cores'.G7 'Num Cores'.H2:'Num Cores'.H2 'Num Cores'.H3:'Num Cores'.H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624in" svg:y="0.1791in">
            <draw:object draw:notify-on-update-of-ranges="'Num Cores'.F2:'Num Cores'.F2 'Num Cores'.F3:'Num Cores'.F7 'Num Cores'.J2:'Num Cores'.J2 'Num Cores'.J3:'Num Cores'.J7 'Num Cores'.K2:'Num Cores'.K2 'Num Cores'.K3:'Num Cores'.K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for communication done every 50m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349457" calcext:value-type="float">
            <text:p>194.349457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Communication every 50ms</text:p>
          </table:table-cell>
          <table:table-cell office:value-type="string" calcext:value-type="string">
            <text:p>Communication every 1000 iterations</text:p>
          </table:table-cell>
          <table:table-cell/>
          <table:table-cell office:value-type="string" calcext:value-type="string">
            <text:p>Communication every 50ms</text:p>
          </table:table-cell>
          <table:table-cell office:value-type="string" calcext:value-type="string">
            <text:p>Communication every 1000 iterations</text:p>
          </table:table-cell>
        </table:table-row>
        <table:table-row table:style-name="ro1">
          <table:table-cell/>
          <table:table-cell office:value-type="float" office:value="94.950774" calcext:value-type="float">
            <text:p>94.950774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7.44803025" calcext:value-type="float">
            <text:p>107.44803025</text:p>
          </table:table-cell>
          <table:table-cell table:formula="of:=AVERAGE([.B24:.B27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  <table:table-cell table:formula="of:=AVERAGE([.D24:.D2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8.620292" calcext:value-type="float">
            <text:p>138.620292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6:.B9])" office:value-type="float" office:value="12.32405075" calcext:value-type="float">
            <text:p>12.32405075</text:p>
          </table:table-cell>
          <table:table-cell table:formula="of:=AVERAGE([.B28:.B31])" office:value-type="float" office:value="17.13374975" calcext:value-type="float">
            <text:p>17.13374975</text:p>
          </table:table-cell>
          <table:table-cell table:formula="of:=AVERAGE([.C6:.C9])" office:value-type="float" office:value="24047.5" calcext:value-type="float">
            <text:p>24047.5</text:p>
          </table:table-cell>
          <table:table-cell table:formula="of:=AVERAGE([.D6:.D9])" office:value-type="float" office:value="208.5" calcext:value-type="float">
            <text:p>208.5</text:p>
          </table:table-cell>
          <table:table-cell table:formula="of:=AVERAGE([.D28:.D31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71598" calcext:value-type="float">
            <text:p>1.871598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0:.B13])" office:value-type="float" office:value="7.834199" calcext:value-type="float">
            <text:p>7.834199</text:p>
          </table:table-cell>
          <table:table-cell table:formula="of:=AVERAGE([.B32:.B35])" office:value-type="float" office:value="3.51715575" calcext:value-type="float">
            <text:p>3.51715575</text:p>
          </table:table-cell>
          <table:table-cell table:formula="of:= AVERAGE([.C10:.C13])" office:value-type="float" office:value="1905" calcext:value-type="float">
            <text:p>1905</text:p>
          </table:table-cell>
          <table:table-cell table:formula="of:= AVERAGE([.D10:.D13])" office:value-type="float" office:value="212.5" calcext:value-type="float">
            <text:p>212.5</text:p>
          </table:table-cell>
          <table:table-cell table:formula="of:=AVERAGE([.D32:.D35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26762" calcext:value-type="float">
            <text:p>4.526762</text:p>
          </table:table-cell>
          <table:table-cell office:value-type="float" office:value="9340" calcext:value-type="float">
            <text:p>934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4.22041825" calcext:value-type="float">
            <text:p>4.22041825</text:p>
          </table:table-cell>
          <table:table-cell table:formula="of:=AVERAGE([.B36:.B39])" office:value-type="float" office:value="5.58791775" calcext:value-type="float">
            <text:p>5.58791775</text:p>
          </table:table-cell>
          <table:table-cell table:formula="of:=AVERAGE([.C14:.C17])" office:value-type="float" office:value="812.5" calcext:value-type="float">
            <text:p>812.5</text:p>
          </table:table-cell>
          <table:table-cell table:formula="of:=AVERAGE([.D14:.D17])" office:value-type="float" office:value="221.5" calcext:value-type="float">
            <text:p>221.5</text:p>
          </table:table-cell>
          <table:table-cell table:formula="of:=AVERAGE([.D36:.D39])" office:value-type="float" office:value="209.5" calcext:value-type="float">
            <text:p>209.5</text:p>
          </table:table-cell>
        </table:table-row>
        <table:table-row table:style-name="ro1">
          <table:table-cell/>
          <table:table-cell office:value-type="float" office:value="37.348053" calcext:value-type="float">
            <text:p>37.348053</text:p>
          </table:table-cell>
          <table:table-cell office:value-type="float" office:value="71320" calcext:value-type="float">
            <text:p>713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:.B21])" office:value-type="float" office:value="68.06870325" calcext:value-type="float">
            <text:p>68.06870325</text:p>
          </table:table-cell>
          <table:table-cell table:formula="of:=AVERAGE([.B40:.B43])" office:value-type="float" office:value="9.054086" calcext:value-type="float">
            <text:p>9.054086</text:p>
          </table:table-cell>
          <table:table-cell table:formula="of:=AVERAGE([.C18:.C21])" office:value-type="float" office:value="5705" calcext:value-type="float">
            <text:p>5705</text:p>
          </table:table-cell>
          <table:table-cell table:formula="of:=AVERAGE([.D18:.D21])" office:value-type="float" office:value="201" calcext:value-type="float">
            <text:p>201</text:p>
          </table:table-cell>
          <table:table-cell table:formula="of:=AVERAGE([.D40:.D43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3.313185" calcext:value-type="float">
            <text:p>3.313185</text:p>
          </table:table-cell>
          <table:table-cell office:value-type="float" office:value="6990" calcext:value-type="float">
            <text:p>6990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108203" calcext:value-type="float">
            <text:p>4.108203</text:p>
          </table:table-cell>
          <table:table-cell office:value-type="float" office:value="8540" calcext:value-type="float">
            <text:p>8540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09542" calcext:value-type="float">
            <text:p>8.09542</text:p>
          </table:table-cell>
          <table:table-cell office:value-type="float" office:value="2340" calcext:value-type="float">
            <text:p>2340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161049" calcext:value-type="float">
            <text:p>4.161049</text:p>
          </table:table-cell>
          <table:table-cell office:value-type="float" office:value="1340" calcext:value-type="float">
            <text:p>1340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645004" calcext:value-type="float">
            <text:p>1.645004</text:p>
          </table:table-cell>
          <table:table-cell office:value-type="float" office:value="1310" calcext:value-type="float">
            <text:p>131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.435323" calcext:value-type="float">
            <text:p>17.435323</text:p>
          </table:table-cell>
          <table:table-cell office:value-type="float" office:value="2630" calcext:value-type="float">
            <text:p>263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965" calcext:value-type="float">
            <text:p>3.895965</text:p>
          </table:table-cell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081427" calcext:value-type="float">
            <text:p>3.081427</text:p>
          </table:table-cell>
          <table:table-cell office:value-type="float" office:value="730" calcext:value-type="float">
            <text:p>73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9528" calcext:value-type="float">
            <text:p>6.09528</text:p>
          </table:table-cell>
          <table:table-cell office:value-type="float" office:value="930" calcext:value-type="float">
            <text:p>93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809001" calcext:value-type="float">
            <text:p>3.809001</text:p>
          </table:table-cell>
          <table:table-cell office:value-type="float" office:value="680" calcext:value-type="float">
            <text:p>680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.948139" calcext:value-type="float">
            <text:p>81.948139</text:p>
          </table:table-cell>
          <table:table-cell office:value-type="float" office:value="6780" calcext:value-type="float">
            <text:p>678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335971" calcext:value-type="float">
            <text:p>50.335971</text:p>
          </table:table-cell>
          <table:table-cell office:value-type="float" office:value="4260" calcext:value-type="float">
            <text:p>4260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.657232" calcext:value-type="float">
            <text:p>25.657232</text:p>
          </table:table-cell>
          <table:table-cell office:value-type="float" office:value="2280" calcext:value-type="float">
            <text:p>2280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.333471" calcext:value-type="float">
            <text:p>114.333471</text:p>
          </table:table-cell>
          <table:table-cell office:value-type="float" office:value="9500" calcext:value-type="float">
            <text:p>950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 for communication done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6284" calcext:value-type="float">
            <text:p>5.06284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174806" calcext:value-type="float">
            <text:p>57.174806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34416" calcext:value-type="float">
            <text:p>3.3441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953193" calcext:value-type="float">
            <text:p>2.953193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2261" calcext:value-type="float">
            <text:p>3.72261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54149" calcext:value-type="float">
            <text:p>2.854149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27775" calcext:value-type="float">
            <text:p>1.827775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64089" calcext:value-type="float">
            <text:p>5.664089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3651" calcext:value-type="float">
            <text:p>8.003651</text:p>
          </table:table-cell>
          <table:table-cell office:value-type="float" office:value="11000" calcext:value-type="float">
            <text:p>11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59008" calcext:value-type="float">
            <text:p>2.55900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259522" calcext:value-type="float">
            <text:p>4.25952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2949" calcext:value-type="float">
            <text:p>7.5294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85018" calcext:value-type="float">
            <text:p>13.085018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48815" calcext:value-type="float">
            <text:p>6.048815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607156" calcext:value-type="float">
            <text:p>10.607156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475355" calcext:value-type="float">
            <text:p>6.475355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</table:table>
      <table:table table:name="Num Iterations" table:style-name="ta1">
        <table:shapes>
          <draw:frame draw:z-index="0" draw:style-name="gr1" draw:text-style-name="P1" svg:width="5.0303in" svg:height="3.5461in" svg:x="5.6453in" svg:y="3.3496in">
            <draw:object draw:notify-on-update-of-ranges="'Num Iterations'.F2:'Num Iterations'.F2 'Num Iterations'.F3:'Num Iterations'.F11 'Num Iterations'.G2:'Num Iterations'.G2 'Num Iterations'.G3:'Num Iterations'.G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.0122in" svg:height="3.5465in" svg:x="10.676in" svg:y="3.4996in">
            <draw:object draw:notify-on-update-of-ranges="'Num Iterations'.F2:'Num Iterations'.F2 'Num Iterations'.F3:'Num Iterations'.F11 'Num Iterations'.H2:'Num Iterations'.H2 'Num Iterations'.H3:'Num Iterations'.H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.0531in" svg:height="3.5429in" svg:x="15.9583in" svg:y="3.5098in">
            <draw:object draw:notify-on-update-of-ranges="'Num Iterations'.F2:'Num Iterations'.F2 'Num Iterations'.F3:'Num Iterations'.F11 'Num Iterations'.I2:'Num Iterations'.I2 'Num Iterations'.I3:'Num Iterations'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ata for 4 cores across 2 machine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iterations between sync-up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196403" calcext:value-type="float">
            <text:p>23.196403</text:p>
          </table:table-cell>
          <table:table-cell office:value-type="float" office:value="9750" calcext:value-type="float">
            <text:p>97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Number of iterations between sync-up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/>
          <table:table-cell office:value-type="float" office:value="9.049688" calcext:value-type="float">
            <text:p>9.049688</text:p>
          </table:table-cell>
          <table:table-cell office:value-type="float" office:value="3750" calcext:value-type="float">
            <text:p>37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2:.B5])" office:value-type="float" office:value="21.08144825" calcext:value-type="float">
            <text:p>21.08144825</text:p>
          </table:table-cell>
          <table:table-cell table:formula="of:= AVERAGE([.C2:.C5])" office:value-type="float" office:value="8825" calcext:value-type="float">
            <text:p>8825</text:p>
          </table:table-cell>
          <table:table-cell table:formula="of:=AVERAGE([.D2:.D5])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20.356609" calcext:value-type="float">
            <text:p>20.356609</text:p>
          </table:table-cell>
          <table:table-cell office:value-type="float" office:value="8550" calcext:value-type="float">
            <text:p>855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6:.B9])" office:value-type="float" office:value="12.43513025" calcext:value-type="float">
            <text:p>12.43513025</text:p>
          </table:table-cell>
          <table:table-cell table:formula="of:=AVERAGE([.C6:.C9])" office:value-type="float" office:value="8925" calcext:value-type="float">
            <text:p>8925</text:p>
          </table:table-cell>
          <table:table-cell table:formula="of:=AVERAGE([.D6:.D9])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31.723093" calcext:value-type="float">
            <text:p>31.723093</text:p>
          </table:table-cell>
          <table:table-cell office:value-type="float" office:value="13250" calcext:value-type="float">
            <text:p>132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 AVERAGE([.B10:.B13])" office:value-type="float" office:value="6.54487175" calcext:value-type="float">
            <text:p>6.54487175</text:p>
          </table:table-cell>
          <table:table-cell table:formula="of:= AVERAGE([.C10:.C13])" office:value-type="float" office:value="7200" calcext:value-type="float">
            <text:p>7200</text:p>
          </table:table-cell>
          <table:table-cell table:formula="of:= AVERAGE([.D10:.D13])"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494395" calcext:value-type="float">
            <text:p>12.494395</text:p>
          </table:table-cell>
          <table:table-cell office:value-type="float" office:value="9000" calcext:value-type="float">
            <text:p>90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B14:.B17])" office:value-type="float" office:value="5.65750225" calcext:value-type="float">
            <text:p>5.65750225</text:p>
          </table:table-cell>
          <table:table-cell table:formula="of:=AVERAGE([.C14:.C17])" office:value-type="float" office:value="11100" calcext:value-type="float">
            <text:p>11100</text:p>
          </table:table-cell>
          <table:table-cell table:formula="of:=AVERAGE([.D14:.D17])"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5.58827" calcext:value-type="float">
            <text:p>5.58827</text:p>
          </table:table-cell>
          <table:table-cell office:value-type="float" office:value="3900" calcext:value-type="float">
            <text:p>390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AVERAGE([.B18:.B21])" office:value-type="float" office:value="7.260871" calcext:value-type="float">
            <text:p>7.260871</text:p>
          </table:table-cell>
          <table:table-cell table:formula="of:=AVERAGE([.C18:.C21])" office:value-type="float" office:value="14200" calcext:value-type="float">
            <text:p>14200</text:p>
          </table:table-cell>
          <table:table-cell table:formula="of:=AVERAGE([.D18:.D21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3.539596" calcext:value-type="float">
            <text:p>13.539596</text:p>
          </table:table-cell>
          <table:table-cell office:value-type="float" office:value="9800" calcext:value-type="float">
            <text:p>980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22:.B25])" office:value-type="float" office:value="4.8650785" calcext:value-type="float">
            <text:p>4.8650785</text:p>
          </table:table-cell>
          <table:table-cell table:formula="of:=AVERAGE([.C22:.C25])" office:value-type="float" office:value="9600" calcext:value-type="float">
            <text:p>9600</text:p>
          </table:table-cell>
          <table:table-cell table:formula="of:=AVERAGE([.D22:.D25])" office:value-type="float" office:value="198.5" calcext:value-type="float">
            <text:p>198.5</text:p>
          </table:table-cell>
        </table:table-row>
        <table:table-row table:style-name="ro1">
          <table:table-cell/>
          <table:table-cell office:value-type="float" office:value="18.11826" calcext:value-type="float">
            <text:p>18.11826</text:p>
          </table:table-cell>
          <table:table-cell office:value-type="float" office:value="13000" calcext:value-type="float">
            <text:p>130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200" calcext:value-type="float">
            <text:p>3200</text:p>
          </table:table-cell>
          <table:table-cell table:formula="of:=AVERAGE([.B26:.B29])" office:value-type="float" office:value="5.98491875" calcext:value-type="float">
            <text:p>5.98491875</text:p>
          </table:table-cell>
          <table:table-cell table:formula="of:=AVERAGE([.C26:.C29])" office:value-type="float" office:value="12000" calcext:value-type="float">
            <text:p>12000</text:p>
          </table:table-cell>
          <table:table-cell table:formula="of:=AVERAGE([.D26:.D29])"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080754" calcext:value-type="float">
            <text:p>8.080754</text:p>
          </table:table-cell>
          <table:table-cell office:value-type="float" office:value="9000" calcext:value-type="float">
            <text:p>90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AVERAGE([.B30:.B33])" office:value-type="float" office:value="6.10921475" calcext:value-type="float">
            <text:p>6.10921475</text:p>
          </table:table-cell>
          <table:table-cell table:formula="of:=AVERAGE([.C30:.C33])" office:value-type="float" office:value="12800" calcext:value-type="float">
            <text:p>12800</text:p>
          </table:table-cell>
          <table:table-cell table:formula="of:=AVERAGE([.D30:.D33])" office:value-type="float" office:value="214.5" calcext:value-type="float">
            <text:p>214.5</text:p>
          </table:table-cell>
        </table:table-row>
        <table:table-row table:style-name="ro1">
          <table:table-cell/>
          <table:table-cell office:value-type="float" office:value="3.532902" calcext:value-type="float">
            <text:p>3.532902</text:p>
          </table:table-cell>
          <table:table-cell office:value-type="float" office:value="3800" calcext:value-type="float">
            <text:p>380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12800*</text:p>
          </table:table-cell>
          <table:table-cell table:formula="of:=AVERAGE([.B34:.B35])" office:value-type="float" office:value="8.322897" calcext:value-type="float">
            <text:p>8.322897</text:p>
          </table:table-cell>
          <table:table-cell table:formula="of:=AVERAGE([.C34:.C35])" office:value-type="float" office:value="18843.5" calcext:value-type="float">
            <text:p>18843.5</text:p>
          </table:table-cell>
          <table:table-cell table:formula="of:=AVERAGE([.D34:.D35])"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.695568" calcext:value-type="float">
            <text:p>2.695568</text:p>
          </table:table-cell>
          <table:table-cell office:value-type="float" office:value="2800" calcext:value-type="float">
            <text:p>2800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870263" calcext:value-type="float">
            <text:p>11.870263</text:p>
          </table:table-cell>
          <table:table-cell office:value-type="float" office:value="13200" calcext:value-type="float">
            <text:p>132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794942" calcext:value-type="float">
            <text:p>4.794942</text:p>
          </table:table-cell>
          <table:table-cell office:value-type="float" office:value="9600" calcext:value-type="float">
            <text:p>96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.855685" calcext:value-type="float">
            <text:p>13.855685</text:p>
          </table:table-cell>
          <table:table-cell office:value-type="float" office:value="28000" calcext:value-type="float">
            <text:p>28000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28958" calcext:value-type="float">
            <text:p>2.228958</text:p>
          </table:table-cell>
          <table:table-cell office:value-type="float" office:value="4000" calcext:value-type="float">
            <text:p>4000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50424" calcext:value-type="float">
            <text:p>1.750424</text:p>
          </table:table-cell>
          <table:table-cell office:value-type="float" office:value="2800" calcext:value-type="float">
            <text:p>2800</text:p>
          </table:table-cell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57218" calcext:value-type="float">
            <text:p>5.457218</text:p>
          </table:table-cell>
          <table:table-cell office:value-type="float" office:value="10400" calcext:value-type="float">
            <text:p>104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306669" calcext:value-type="float">
            <text:p>14.306669</text:p>
          </table:table-cell>
          <table:table-cell office:value-type="float" office:value="28800" calcext:value-type="float">
            <text:p>28800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29345" calcext:value-type="float">
            <text:p>2.229345</text:p>
          </table:table-cell>
          <table:table-cell office:value-type="float" office:value="4000" calcext:value-type="float">
            <text:p>4000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050252" calcext:value-type="float">
            <text:p>7.050252</text:p>
          </table:table-cell>
          <table:table-cell office:value-type="float" office:value="13600" calcext:value-type="float">
            <text:p>136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570062" calcext:value-type="float">
            <text:p>5.570062</text:p>
          </table:table-cell>
          <table:table-cell office:value-type="float" office:value="11200" calcext:value-type="float">
            <text:p>112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094037" calcext:value-type="float">
            <text:p>4.094037</text:p>
          </table:table-cell>
          <table:table-cell office:value-type="float" office:value="8000" calcext:value-type="float">
            <text:p>8000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03288" calcext:value-type="float">
            <text:p>2.503288</text:p>
          </table:table-cell>
          <table:table-cell office:value-type="float" office:value="4800" calcext:value-type="float">
            <text:p>48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292927" calcext:value-type="float">
            <text:p>7.292927</text:p>
          </table:table-cell>
          <table:table-cell office:value-type="float" office:value="14400" calcext:value-type="float">
            <text:p>144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678634" calcext:value-type="float">
            <text:p>1.678634</text:p>
          </table:table-cell>
          <table:table-cell office:value-type="float" office:value="3200" calcext:value-type="float">
            <text:p>32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823279" calcext:value-type="float">
            <text:p>7.823279</text:p>
          </table:table-cell>
          <table:table-cell office:value-type="float" office:value="16000" calcext:value-type="float">
            <text:p>16000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236419" calcext:value-type="float">
            <text:p>6.236419</text:p>
          </table:table-cell>
          <table:table-cell office:value-type="float" office:value="12800" calcext:value-type="float">
            <text:p>128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201343" calcext:value-type="float">
            <text:p>8.201343</text:p>
          </table:table-cell>
          <table:table-cell office:value-type="float" office:value="16000" calcext:value-type="float">
            <text:p>160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958258" calcext:value-type="float">
            <text:p>2.958258</text:p>
          </table:table-cell>
          <table:table-cell office:value-type="float" office:value="6400" calcext:value-type="float">
            <text:p>64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274276" calcext:value-type="float">
            <text:p>6.274276</text:p>
          </table:table-cell>
          <table:table-cell office:value-type="float" office:value="12800" calcext:value-type="float">
            <text:p>12800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183472" calcext:value-type="float">
            <text:p>6.183472</text:p>
          </table:table-cell>
          <table:table-cell office:value-type="float" office:value="12800" calcext:value-type="float">
            <text:p>12800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020853" calcext:value-type="float">
            <text:p>9.020853</text:p>
          </table:table-cell>
          <table:table-cell office:value-type="float" office:value="19200" calcext:value-type="float">
            <text:p>19200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5.835851" calcext:value-type="float">
            <text:p>5.835851</text:p>
          </table:table-cell>
          <table:table-cell office:value-type="float" office:value="12800" calcext:value-type="float">
            <text:p>128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809943" calcext:value-type="float">
            <text:p>10.809943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11:51:58.577260000</dc:date>
    <meta:generator>LibreOffice/4.2.6.2$MacOSX_X86_64 LibreOffice_project/185f2ce4dcc34af9bd97dec29e6d42c39557298f</meta:generator>
    <meta:editing-duration>PT9H45M22S</meta:editing-duration>
    <meta:editing-cycles>3</meta:editing-cycles>
    <meta:document-statistic meta:table-count="4" meta:cell-count="612" meta:object-count="10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22cm" svg:y="0.315cm" chart:style-name="ch2">
          <text:p>Average running time (4 trials) for varying number of nodes</text:p>
        </chart:title>
        <chart:legend chart:legend-position="end" svg:x="9.968cm" svg:y="3.759cm" style:legend-expansion="high" chart:style-name="ch3"/>
        <chart:plot-area chart:style-name="ch4" table:cell-range-address="'Num Cores'.F2:'Num Cores'.H7" chart:data-source-has-labels="both" svg:x="1.316cm" svg:y="1.636cm" svg:width="8.012cm" svg:height="6.218cm">
          <chartooo:coordinate-region svg:x="2.165cm" svg:y="1.833cm" svg:width="6.965cm" svg:height="5.378cm"/>
          <chart:axis chart:dimension="x" chart:name="primary-x" chart:style-name="ch5" chartooo:axis-type="auto">
            <chartooo:date-scale/>
            <chart:title svg:x="2.267cm" svg:y="8.035cm" chart:style-name="ch6">
              <text:p>Number of nodes/heuristics (one machine)</text:p>
            </chart:title>
            <chart:categories table:cell-range-address="'Num Cores'.F3:'Num Cores'.F7"/>
          </chart:axis>
          <chart:axis chart:dimension="y" chart:name="primary-y" chart:style-name="ch5">
            <chart:title svg:x="0.451cm" svg:y="6.483cm" chart:style-name="ch7">
              <text:p>Running time (seconds)</text:p>
            </chart:title>
            <chart:grid chart:style-name="ch8" chart:class="major"/>
          </chart:axis>
          <chart:series chart:style-name="ch9" chart:values-cell-range-address="'Num Cores'.G3:'Num Cores'.G7" chart:label-cell-address="'Num Cores'.G2:'Num Cores'.G2" chart:class="chart:line">
            <chart:data-point chart:repeated="5"/>
          </chart:series>
          <chart:series chart:style-name="ch10" chart:values-cell-range-address="'Num Cores'.H3:'Num Cores'.H7" chart:label-cell-address="'Num Cores'.H2:'Num Cores'.H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cation every 50ms</text:p>
                <draw:g>
                  <svg:desc>'Num Cores'.G2:'Num Cores'.G2</svg:desc>
                </draw:g>
              </table:table-cell>
              <table:table-cell office:value-type="string">
                <text:p>Communication every 1000 iterations</text:p>
                <draw:g>
                  <svg:desc>'Num Cores'.H2:'Num Cores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um Cores'.F3:'Num Cores'.F7</svg:desc>
                </draw:g>
              </table:table-cell>
              <table:table-cell office:value-type="float" office:value="107.44803025">
                <text:p>107.44803025</text:p>
                <draw:g>
                  <svg:desc>'Num Cores'.G3:'Num Cores'.G7</svg:desc>
                </draw:g>
              </table:table-cell>
              <table:table-cell office:value-type="float" office:value="109.7685225">
                <text:p>109.7685225</text:p>
                <draw:g>
                  <svg:desc>'Num Cores'.H3:'Num Cores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.32405075">
                <text:p>12.32405075</text:p>
              </table:table-cell>
              <table:table-cell office:value-type="float" office:value="17.13374975">
                <text:p>17.133749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834199">
                <text:p>7.834199</text:p>
              </table:table-cell>
              <table:table-cell office:value-type="float" office:value="3.51715575">
                <text:p>3.5171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22041825">
                <text:p>4.22041825</text:p>
              </table:table-cell>
              <table:table-cell office:value-type="float" office:value="5.58791775">
                <text:p>5.587917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06870325">
                <text:p>68.06870325</text:p>
              </table:table-cell>
              <table:table-cell office:value-type="float" office:value="9.054086">
                <text:p>9.054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85cm" svg:height="9cm" xlink:href=".." xlink:type="simple" chart:class="chart:line" chart:style-name="ch1">
        <chart:title svg:x="0.949cm" svg:y="0.315cm" chart:style-name="ch2">
          <text:p>Average solution length (4 trials) for varying number of nodes</text:p>
        </chart:title>
        <chart:legend chart:legend-position="end" svg:x="10.657cm" svg:y="3.956cm" style:legend-expansion="high" chart:style-name="ch3"/>
        <chart:plot-area chart:style-name="ch4" table:cell-range-address="'Core Single-Thread Compare'.F3:'Core Single-Thread Compare'.F7 'Core Single-Thread Compare'.J2:'Core Single-Thread Compare'.K7" chart:data-source-has-labels="both" svg:x="1.285cm" svg:y="1.636cm" svg:width="8.794cm" svg:height="6.218cm">
          <chartooo:coordinate-region svg:x="2.134cm" svg:y="1.833cm" svg:width="7.747cm" svg:height="5.378cm"/>
          <chart:axis chart:dimension="x" chart:name="primary-x" chart:style-name="ch5" chartooo:axis-type="auto">
            <chartooo:date-scale/>
            <chart:title svg:x="2.627cm" svg:y="8.035cm" chart:style-name="ch6">
              <text:p>Number of nodes/heuristics (one machine)</text:p>
            </chart:title>
            <chart:categories table:cell-range-address="'Core Single-Thread Compare'.F3:'Core Single-Thread Compare'.F7"/>
          </chart:axis>
          <chart:axis chart:dimension="y" chart:name="primary-y" chart:style-name="ch5">
            <chart:title svg:x="0.451cm" svg:y="5.988cm" chart:style-name="ch7">
              <text:p>Shortest solution</text:p>
            </chart:title>
            <chart:grid chart:style-name="ch8" chart:class="major"/>
          </chart:axis>
          <chart:series chart:style-name="ch9" chart:values-cell-range-address="'Core Single-Thread Compare'.J3:'Core Single-Thread Compare'.J7" chart:label-cell-address="'Core Single-Thread Compare'.J2:'Core Single-Thread Compare'.J2" chart:class="chart:line">
            <chart:data-point chart:repeated="5"/>
          </chart:series>
          <chart:series chart:style-name="ch10" chart:values-cell-range-address="'Core Single-Thread Compare'.K3:'Core Single-Thread Compare'.K7" chart:label-cell-address="'Core Single-Thread Compare'.K2:'Core Single-Thread Compare'.K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-threaded</text:p>
                <draw:g>
                  <svg:desc>'Core Single-Thread Compare'.J2:'Core Single-Thread Compare'.J2</svg:desc>
                </draw:g>
              </table:table-cell>
              <table:table-cell office:value-type="string">
                <text:p>Multi-core</text:p>
                <draw:g>
                  <svg:desc>'Core Single-Thread Compare'.K2:'Core Single-Thread Compare'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ore Single-Thread Compare'.F3:'Core Single-Thread Compare'.F7</svg:desc>
                </draw:g>
              </table:table-cell>
              <table:table-cell office:value-type="float" office:value="136">
                <text:p>136</text:p>
                <draw:g>
                  <svg:desc>'Core Single-Thread Compare'.J3:'Core Single-Thread Compare'.J7</svg:desc>
                </draw:g>
              </table:table-cell>
              <table:table-cell office:value-type="float" office:value="136">
                <text:p>136</text:p>
                <draw:g>
                  <svg:desc>'Core Single-Thread Compare'.K3:'Core Single-Thread Compare'.K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0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3">
                <text:p>193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07cm" svg:y="0.315cm" chart:style-name="ch2">
          <text:p>Average solution length (4 trials) for varying number of nodes</text:p>
        </chart:title>
        <chart:legend chart:legend-position="end" svg:x="9.968cm" svg:y="3.759cm" style:legend-expansion="high" chart:style-name="ch3"/>
        <chart:plot-area chart:style-name="ch4" table:cell-range-address="'Num Cores'.F2:'Num Cores'.F7 'Num Cores'.J2:'Num Cores'.K7" chart:data-source-has-labels="both" svg:x="1.316cm" svg:y="1.636cm" svg:width="8.012cm" svg:height="6.218cm">
          <chartooo:coordinate-region svg:x="2.165cm" svg:y="1.833cm" svg:width="6.965cm" svg:height="5.378cm"/>
          <chart:axis chart:dimension="x" chart:name="primary-x" chart:style-name="ch5" chartooo:axis-type="auto">
            <chartooo:date-scale/>
            <chart:title svg:x="2.267cm" svg:y="8.035cm" chart:style-name="ch6">
              <text:p>Number of nodes/heuristics (one machine)</text:p>
            </chart:title>
            <chart:categories table:cell-range-address="'Num Cores'.F3:'Num Cores'.F7"/>
          </chart:axis>
          <chart:axis chart:dimension="y" chart:name="primary-y" chart:style-name="ch5">
            <chart:title svg:x="0.451cm" svg:y="5.988cm" chart:style-name="ch7">
              <text:p>Shortest solution</text:p>
            </chart:title>
            <chart:grid chart:style-name="ch8" chart:class="major"/>
          </chart:axis>
          <chart:series chart:style-name="ch9" chart:values-cell-range-address="'Num Cores'.J3:'Num Cores'.J7" chart:label-cell-address="'Num Cores'.J2:'Num Cores'.J2" chart:class="chart:line">
            <chart:data-point chart:repeated="5"/>
          </chart:series>
          <chart:series chart:style-name="ch10" chart:values-cell-range-address="'Num Cores'.K3:'Num Cores'.K7" chart:label-cell-address="'Num Cores'.K2:'Num Cores'.K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cation every 50ms</text:p>
                <draw:g>
                  <svg:desc>'Num Cores'.J2:'Num Cores'.J2</svg:desc>
                </draw:g>
              </table:table-cell>
              <table:table-cell office:value-type="string">
                <text:p>Communication every 1000 iterations</text:p>
                <draw:g>
                  <svg:desc>'Num Cores'.K2:'Num Cores'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um Cores'.F3:'Num Cores'.F7</svg:desc>
                </draw:g>
              </table:table-cell>
              <table:table-cell office:value-type="float" office:value="136">
                <text:p>136</text:p>
                <draw:g>
                  <svg:desc>'Num Cores'.J3:'Num Cores'.J7</svg:desc>
                </draw:g>
              </table:table-cell>
              <table:table-cell office:value-type="float" office:value="136">
                <text:p>136</text:p>
                <draw:g>
                  <svg:desc>'Num Cores'.K3:'Num Cores'.K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8.5">
                <text:p>208.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2.5">
                <text:p>212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1.5">
                <text:p>221.5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78cm" svg:height="9.008cm" xlink:href=".." xlink:type="simple" chart:class="chart:line" chart:style-name="ch1">
        <chart:title svg:x="1.16cm" svg:y="0.315cm" chart:style-name="ch2">
          <text:p>Average runtime, changing communication interval</text:p>
        </chart:title>
        <chart:plot-area chart:style-name="ch3" table:cell-range-address="'Num Iterations'.F2:'Num Iterations'.G11" chart:data-source-has-labels="both" svg:x="1.251cm" svg:y="1.636cm" svg:width="11.017cm" svg:height="6.226cm">
          <chartooo:coordinate-region svg:x="1.894cm" svg:y="1.833cm" svg:width="9.812cm" svg:height="5.386cm"/>
          <chart:axis chart:dimension="x" chart:name="primary-x" chart:style-name="ch4" chartooo:axis-type="auto">
            <chartooo:date-scale/>
            <chart:title svg:x="2.154cm" svg:y="8.043cm" chart:style-name="ch5">
              <text:p>Number of iterations between sync-ups (4 nodes on 2 machines)</text:p>
            </chart:title>
            <chart:categories table:cell-range-address="'Num Iterations'.F3:'Num Iterations'.F11"/>
          </chart:axis>
          <chart:axis chart:dimension="y" chart:name="primary-y" chart:style-name="ch4">
            <chart:title svg:x="0.451cm" svg:y="6.188cm" chart:style-name="ch6">
              <text:p>Run time (seconds)</text:p>
            </chart:title>
            <chart:grid chart:style-name="ch7" chart:class="major"/>
          </chart:axis>
          <chart:series chart:style-name="ch8" chart:values-cell-range-address="'Num Iterations'.G3:'Num Iterations'.G11" chart:label-cell-address="'Num Iterations'.G2:'Num Iterations'.G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</text:p>
                <draw:g>
                  <svg:desc>'Num Iterations'.G2:'Num Iterations'.G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21.08144825">
                <text:p>21.08144825</text:p>
                <draw:g>
                  <svg:desc>'Num Iterations'.G3:'Num Iterations'.G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43513025">
                <text:p>12.435130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54487175">
                <text:p>6.5448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65750225">
                <text:p>5.657502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.260871">
                <text:p>7.26087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.8650785">
                <text:p>4.865078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.98491875">
                <text:p>5.9849187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.10921475">
                <text:p>6.10921475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8.322897">
                <text:p>8.3228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32cm" svg:height="9.009cm" xlink:href=".." xlink:type="simple" chart:class="chart:line" chart:style-name="ch1">
        <chart:title svg:x="0.213cm" svg:y="0.315cm" chart:style-name="ch2">
          <text:p>Average states expanded, changing communication interval</text:p>
        </chart:title>
        <chart:plot-area chart:style-name="ch3" table:cell-range-address="'Num Iterations'.F2:'Num Iterations'.F11 'Num Iterations'.H2:'Num Iterations'.H11" chart:data-source-has-labels="both" svg:x="1.25cm" svg:y="1.636cm" svg:width="10.974cm" svg:height="6.227cm">
          <chartooo:coordinate-region svg:x="2.491cm" svg:y="1.833cm" svg:width="9.171cm" svg:height="5.387cm"/>
          <chart:axis chart:dimension="x" chart:name="primary-x" chart:style-name="ch4" chartooo:axis-type="auto">
            <chartooo:date-scale/>
            <chart:title svg:x="2.132cm" svg:y="8.044cm" chart:style-name="ch5">
              <text:p>Number of iterations between sync-ups (4 nodes on 2 machines)</text:p>
            </chart:title>
            <chart:categories table:cell-range-address="'Num Iterations'.F3:'Num Iterations'.F11"/>
          </chart:axis>
          <chart:axis chart:dimension="y" chart:name="primary-y" chart:style-name="ch4">
            <chart:title svg:x="0.451cm" svg:y="6.758cm" chart:style-name="ch6">
              <text:p>Number of expanded states</text:p>
            </chart:title>
            <chart:grid chart:style-name="ch7" chart:class="major"/>
          </chart:axis>
          <chart:series chart:style-name="ch8" chart:values-cell-range-address="'Num Iterations'.H3:'Num Iterations'.H11" chart:label-cell-address="'Num Iterations'.H2:'Num Iterations'.H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anded states</text:p>
                <draw:g>
                  <svg:desc>'Num Iterations'.H2:'Num Iterations'.H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8825">
                <text:p>8825</text:p>
                <draw:g>
                  <svg:desc>'Num Iterations'.H3:'Num Iterations'.H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25">
                <text:p>89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18843.5">
                <text:p>1884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36cm" svg:height="9cm" xlink:href=".." xlink:type="simple" chart:class="chart:line" chart:style-name="ch1">
        <chart:title svg:x="0.47cm" svg:y="0.315cm" chart:style-name="ch2">
          <text:p>Average solution length, changing communication interval</text:p>
        </chart:title>
        <chart:plot-area chart:style-name="ch3" table:cell-range-address="'Num Iterations'.F2:'Num Iterations'.F11 'Num Iterations'.I2:'Num Iterations'.I11" chart:data-source-has-labels="both" svg:x="1.252cm" svg:y="1.636cm" svg:width="11.072cm" svg:height="6.218cm">
          <chartooo:coordinate-region svg:x="2.101cm" svg:y="1.833cm" svg:width="9.661cm" svg:height="5.378cm"/>
          <chart:axis chart:dimension="x" chart:name="primary-x" chart:style-name="ch4" chartooo:axis-type="auto">
            <chartooo:date-scale/>
            <chart:title svg:x="2.22cm" svg:y="8.035cm" chart:style-name="ch5">
              <text:p>Number of iterations between sync-ups (4 cores on 2 machines)</text:p>
            </chart:title>
            <chart:categories table:cell-range-address="'Num Iterations'.F3:'Num Iterations'.F11"/>
          </chart:axis>
          <chart:axis chart:dimension="y" chart:name="primary-y" chart:style-name="ch4">
            <chart:title svg:x="0.451cm" svg:y="5.988cm" chart:style-name="ch6">
              <text:p>Shortest solution</text:p>
            </chart:title>
            <chart:grid chart:style-name="ch7" chart:class="major"/>
          </chart:axis>
          <chart:series chart:style-name="ch8" chart:values-cell-range-address="'Num Iterations'.I3:'Num Iterations'.I11" chart:label-cell-address="'Num Iterations'.I2:'Num Iterations'.I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 length</text:p>
                <draw:g>
                  <svg:desc>'Num Iterations'.I2:'Num Iterations'.I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189">
                <text:p>189</text:p>
                <draw:g>
                  <svg:desc>'Num Iterations'.I3:'Num Iterations'.I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33cm" svg:height="9cm" xlink:href=".." xlink:type="simple" chart:class="chart:line" chart:style-name="ch1">
        <chart:title svg:x="1.988cm" svg:y="0.315cm" chart:style-name="ch2">
          <text:p>Average runtime, varying machines</text:p>
        </chart:title>
        <chart:plot-area chart:style-name="ch3" table:cell-range-address="'Multi-Machine'.F2:'Multi-Machine'.G7" chart:data-source-has-labels="both" svg:x="1.222cm" svg:y="1.636cm" svg:width="9.659cm" svg:height="6.218cm">
          <chartooo:coordinate-region svg:x="2.071cm" svg:y="1.833cm" svg:width="8.612cm" svg:height="5.378cm"/>
          <chart:axis chart:dimension="x" chart:name="primary-x" chart:style-name="ch4" chartooo:axis-type="auto">
            <chartooo:date-scale/>
            <chart:title svg:x="1.399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4">
            <chart:title svg:x="0.451cm" svg:y="6.184cm" chart:style-name="ch6">
              <text:p>Run time (seconds)</text:p>
            </chart:title>
            <chart:grid chart:style-name="ch7" chart:class="major"/>
          </chart:axis>
          <chart:series chart:style-name="ch8" chart:values-cell-range-address="'Multi-Machine'.G3:'Multi-Machine'.G7" chart:label-cell-address="'Multi-Machine'.G2:'Multi-Machine'.G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</text:p>
                <draw:g>
                  <svg:desc>'Multi-Machine'.G2:'Multi-Machine'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09.7685225">
                <text:p>109.7685225</text:p>
                <draw:g>
                  <svg:desc>'Multi-Machine'.G3:'Multi-Machine'.G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.34331875">
                <text:p>20.343318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940353">
                <text:p>4.9403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50025">
                <text:p>5.3500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.68733425">
                <text:p>125.687334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62cm" svg:height="9cm" xlink:href=".." xlink:type="simple" chart:class="chart:line" chart:style-name="ch1">
        <chart:title svg:x="1.343cm" svg:y="0.315cm" chart:style-name="ch2">
          <text:p>Average solution length, varying machines</text:p>
        </chart:title>
        <chart:plot-area chart:style-name="ch3" table:cell-range-address="'Multi-Machine'.F2:'Multi-Machine'.F7 'Multi-Machine'.I2:'Multi-Machine'.I7" chart:data-source-has-labels="both" svg:x="1.225cm" svg:y="1.636cm" svg:width="9.779cm" svg:height="6.218cm">
          <chartooo:coordinate-region svg:x="2.074cm" svg:y="1.833cm" svg:width="8.732cm" svg:height="5.378cm"/>
          <chart:axis chart:dimension="x" chart:name="primary-x" chart:style-name="ch4" chartooo:axis-type="auto">
            <chartooo:date-scale/>
            <chart:title svg:x="1.462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4">
            <chart:title svg:x="0.451cm" svg:y="5.988cm" chart:style-name="ch6">
              <text:p>Shortest solution</text:p>
            </chart:title>
            <chart:grid chart:style-name="ch7" chart:class="major"/>
          </chart:axis>
          <chart:series chart:style-name="ch8" chart:values-cell-range-address="'Multi-Machine'.I3:'Multi-Machine'.I7" chart:label-cell-address="'Multi-Machine'.I2:'Multi-Machine'.I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 length</text:p>
                <draw:g>
                  <svg:desc>'Multi-Machine'.I2:'Multi-Machine'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36">
                <text:p>136</text:p>
                <draw:g>
                  <svg:desc>'Multi-Machine'.I3:'Multi-Machine'.I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54cm" svg:height="9cm" xlink:href=".." xlink:type="simple" chart:class="chart:line" chart:style-name="ch1">
        <chart:title svg:x="1.433cm" svg:y="0.315cm" chart:style-name="ch2">
          <text:p>Average states expanded, varying machines</text:p>
        </chart:title>
        <chart:plot-area chart:style-name="ch3" table:cell-range-address="'Multi-Machine'.F2:'Multi-Machine'.F7 'Multi-Machine'.H2:'Multi-Machine'.H7" chart:data-source-has-labels="both" svg:x="1.237cm" svg:y="1.636cm" svg:width="10.335cm" svg:height="6.218cm">
          <chartooo:coordinate-region svg:x="2.87cm" svg:y="1.833cm" svg:width="8.504cm" svg:height="5.378cm"/>
          <chart:axis chart:dimension="x" chart:name="primary-x" chart:style-name="ch4" chartooo:axis-type="auto">
            <chartooo:date-scale/>
            <chart:title svg:x="1.752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4">
            <chart:title svg:x="0.451cm" svg:y="6.754cm" chart:style-name="ch6">
              <text:p>Number of expanded states</text:p>
            </chart:title>
            <chart:grid chart:style-name="ch7" chart:class="major"/>
          </chart:axis>
          <chart:series chart:style-name="ch8" chart:values-cell-range-address="'Multi-Machine'.H3:'Multi-Machine'.H7" chart:label-cell-address="'Multi-Machine'.H2:'Multi-Machine'.H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anded states</text:p>
                <draw:g>
                  <svg:desc>'Multi-Machine'.H2:'Multi-Machine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283986">
                <text:p>1283986</text:p>
                <draw:g>
                  <svg:desc>'Multi-Machine'.H3:'Multi-Machine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00">
                <text:p>4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81cm" svg:height="9cm" xlink:href=".." xlink:type="simple" chart:class="chart:line" chart:style-name="ch1">
        <chart:title svg:x="1.112cm" svg:y="0.315cm" chart:style-name="ch2">
          <text:p>Average running time (4 trials) for varying number of nodes</text:p>
        </chart:title>
        <chart:legend chart:legend-position="end" svg:x="10.553cm" svg:y="3.956cm" style:legend-expansion="high" chart:style-name="ch3"/>
        <chart:plot-area chart:style-name="ch4" table:cell-range-address="'Core Single-Thread Compare'.F2:'Core Single-Thread Compare'.H7" chart:data-source-has-labels="both" svg:x="1.283cm" svg:y="1.636cm" svg:width="8.696cm" svg:height="6.218cm">
          <chartooo:coordinate-region svg:x="2.132cm" svg:y="1.833cm" svg:width="7.649cm" svg:height="5.378cm"/>
          <chart:axis chart:dimension="x" chart:name="primary-x" chart:style-name="ch5" chartooo:axis-type="auto">
            <chartooo:date-scale/>
            <chart:title svg:x="2.576cm" svg:y="8.035cm" chart:style-name="ch6">
              <text:p>Number of nodes/heuristics (one machine)</text:p>
            </chart:title>
            <chart:categories table:cell-range-address="'Core Single-Thread Compare'.F3:'Core Single-Thread Compare'.F7"/>
          </chart:axis>
          <chart:axis chart:dimension="y" chart:name="primary-y" chart:style-name="ch5">
            <chart:title svg:x="0.451cm" svg:y="6.483cm" chart:style-name="ch7">
              <text:p>Running time (seconds)</text:p>
            </chart:title>
            <chart:grid chart:style-name="ch8" chart:class="major"/>
          </chart:axis>
          <chart:series chart:style-name="ch9" chart:values-cell-range-address="'Core Single-Thread Compare'.G3:'Core Single-Thread Compare'.G7" chart:label-cell-address="'Core Single-Thread Compare'.G2:'Core Single-Thread Compare'.G2" chart:class="chart:line">
            <chart:data-point chart:repeated="5"/>
          </chart:series>
          <chart:series chart:style-name="ch10" chart:values-cell-range-address="'Core Single-Thread Compare'.H3:'Core Single-Thread Compare'.H7" chart:label-cell-address="'Core Single-Thread Compare'.H2:'Core Single-Thread Compare'.H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-threaded</text:p>
                <draw:g>
                  <svg:desc>'Core Single-Thread Compare'.G2:'Core Single-Thread Compare'.G2</svg:desc>
                </draw:g>
              </table:table-cell>
              <table:table-cell office:value-type="string">
                <text:p>Multi-core</text:p>
                <draw:g>
                  <svg:desc>'Core Single-Thread Compare'.H2:'Core Single-Thread Compare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ore Single-Thread Compare'.F3:'Core Single-Thread Compare'.F7</svg:desc>
                </draw:g>
              </table:table-cell>
              <table:table-cell office:value-type="float" office:value="107.44803025">
                <text:p>107.44803025</text:p>
                <draw:g>
                  <svg:desc>'Core Single-Thread Compare'.G3:'Core Single-Thread Compare'.G7</svg:desc>
                </draw:g>
              </table:table-cell>
              <table:table-cell office:value-type="float" office:value="109.7685225">
                <text:p>109.7685225</text:p>
                <draw:g>
                  <svg:desc>'Core Single-Thread Compare'.H3:'Core Single-Thread Compare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.8811">
                <text:p>99.8811</text:p>
              </table:table-cell>
              <table:table-cell office:value-type="float" office:value="17.13374975">
                <text:p>17.133749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.1607">
                <text:p>17.1607</text:p>
              </table:table-cell>
              <table:table-cell office:value-type="float" office:value="3.51715575">
                <text:p>3.5171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4.817">
                <text:p>144.817</text:p>
              </table:table-cell>
              <table:table-cell office:value-type="float" office:value="5.58791775">
                <text:p>5.587917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.23295">
                <text:p>73.23295</text:p>
              </table:table-cell>
              <table:table-cell office:value-type="float" office:value="9.054086">
                <text:p>9.0540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